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StarSymbol" svg:font-family="StarSymbol"/>
    <style:font-face style:name="StarSymbol1" svg:font-family="StarSymbol, 'Arial Unicode MS'"/>
    <style:font-face style:name="Tahoma1" svg:font-family="Tahoma"/>
    <style:font-face style:name="ＭＳ ゴシック" svg:font-family="'ＭＳ ゴシック'" style:font-family-generic="swiss"/>
    <style:font-face style:name="Tahoma2" svg:font-family="Tahoma" style:font-pitch="variable"/>
    <style:font-face style:name="ＭＳ Ｐゴシック1" svg:font-family="'ＭＳ Ｐゴシック'" style:font-pitch="variable"/>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ＭＳ Ｐゴシック" fo:font-size="10pt" fo:language="ja" fo:country="JP" style:font-name-asian="ＭＳ Ｐゴシック" style:font-size-asian="10pt" style:font-size-complex="10pt"/>
    </style:style>
    <style:style style:name="P2" style:family="paragraph" style:parent-style-name="Standard">
      <style:text-properties style:font-name="ＭＳ Ｐゴシック" fo:font-size="10pt" fo:language="ja" fo:country="JP" style:font-name-asian="ＭＳ Ｐゴシック" style:font-size-asian="10pt" style:language-asian="ja" style:country-asian="JP" style:font-size-complex="10pt"/>
    </style:style>
    <style:style style:name="P3" style:family="paragraph" style:parent-style-name="Standard">
      <style:paragraph-properties fo:margin-left="0cm" fo:margin-right="0cm" fo:text-indent="0cm" style:auto-text-indent="false"/>
      <style:text-properties style:font-name="ＭＳ Ｐゴシック" fo:font-size="10pt" fo:language="ja" fo:country="JP" style:font-name-asian="ＭＳ Ｐゴシック" style:font-size-asian="10pt" style:language-asian="ja" style:country-asian="JP" style:font-size-complex="10pt"/>
    </style:style>
    <style:style style:name="P4" style:family="paragraph" style:parent-style-name="Standard">
      <style:paragraph-properties fo:break-before="page"/>
      <style:text-properties style:font-name="ＭＳ Ｐゴシック" fo:font-size="10pt" fo:language="ja" fo:country="JP" style:font-name-asian="ＭＳ Ｐゴシック" style:font-size-asian="10pt" style:language-asian="ja" style:country-asian="JP" style:font-size-complex="10pt"/>
    </style:style>
    <style:style style:name="P5" style:family="paragraph" style:parent-style-name="Standard" style:master-page-name="Standard">
      <style:paragraph-properties style:page-number="auto"/>
      <style:text-properties style:font-name="ＭＳ Ｐゴシック" fo:font-size="10pt" fo:language="ja" fo:country="JP" style:font-name-asian="ＭＳ Ｐゴシック" style:font-size-asian="10pt" style:font-size-complex="10pt"/>
    </style:style>
    <style:style style:name="P6" style:family="paragraph" style:parent-style-name="Standard">
      <style:text-properties style:font-name="ＭＳ Ｐゴシック" fo:font-size="10pt" fo:language="ja" fo:country="JP" style:font-name-asian="ＭＳ Ｐゴシック" style:font-size-asian="10pt" style:language-asian="ja" style:country-asian="JP" style:font-size-complex="10pt"/>
    </style:style>
    <style:style style:name="P7" style:family="paragraph" style:parent-style-name="Standard" style:list-style-name="L1">
      <style:text-properties style:font-name="ＭＳ Ｐゴシック" fo:font-size="10pt" fo:language="ja" fo:country="JP" style:font-name-asian="ＭＳ Ｐゴシック" style:font-size-asian="10pt" style:language-asian="ja" style:country-asian="JP" style:font-size-complex="10pt"/>
    </style:style>
    <style:style style:name="P8" style:family="paragraph" style:parent-style-name="Standard" style:list-style-name="WW8Num2">
      <style:paragraph-properties>
        <style:tab-stops>
          <style:tab-stop style:position="1.27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9" style:family="paragraph" style:parent-style-name="Standard" style:list-style-name="WW8Num1">
      <style:paragraph-properties>
        <style:tab-stops>
          <style:tab-stop style:position="1.27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0" style:family="paragraph" style:parent-style-name="Standard" style:list-style-name="WW8Num3">
      <style:paragraph-properties>
        <style:tab-stops>
          <style:tab-stop style:position="1.27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1" style:family="paragraph" style:parent-style-name="Standard" style:list-style-name="WW8Num4">
      <style:paragraph-properties>
        <style:tab-stops>
          <style:tab-stop style:position="1.27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2" style:family="paragraph" style:parent-style-name="Standard" style:list-style-name="WW8Num1">
      <style:paragraph-properties>
        <style:tab-stops>
          <style:tab-stop style:position="1.905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3" style:family="paragraph" style:parent-style-name="Standard" style:list-style-name="WW8Num3">
      <style:paragraph-properties>
        <style:tab-stops>
          <style:tab-stop style:position="1.905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4" style:family="paragraph" style:parent-style-name="Standard" style:list-style-name="WW8Num3">
      <style:paragraph-properties>
        <style:tab-stops>
          <style:tab-stop style:position="2.54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5" style:family="paragraph" style:parent-style-name="Standard" style:list-style-name="WW8Num4">
      <style:paragraph-properties>
        <style:tab-stops>
          <style:tab-stop style:position="2.54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6" style:family="paragraph" style:parent-style-name="Standard" style:list-style-name="WW8Num3">
      <style:paragraph-properties>
        <style:tab-stops>
          <style:tab-stop style:position="3.175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7" style:family="paragraph" style:parent-style-name="Standard" style:list-style-name="WW8Num4">
      <style:paragraph-properties>
        <style:tab-stops>
          <style:tab-stop style:position="3.81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P18" style:family="paragraph" style:parent-style-name="Standard" style:list-style-name="WW8Num1">
      <style:paragraph-properties>
        <style:tab-stops>
          <style:tab-stop style:position="1.905cm"/>
        </style:tab-stops>
      </style:paragraph-properties>
      <style:text-properties style:font-name="ＭＳ Ｐゴシック" fo:font-size="10pt" fo:language="ja" fo:country="JP" style:font-name-asian="ＭＳ Ｐゴシック" style:font-size-asian="10pt" style:font-size-complex="10pt"/>
    </style:style>
    <style:style style:name="P19" style:family="paragraph" style:parent-style-name="Standard" style:list-style-name="WW8Num4">
      <style:paragraph-properties>
        <style:tab-stops>
          <style:tab-stop style:position="1.27cm"/>
        </style:tab-stops>
      </style:paragraph-properties>
      <style:text-properties style:font-name="ＭＳ Ｐゴシック" fo:font-size="10pt" fo:language="ja" fo:country="JP" style:font-name-asian="ＭＳ Ｐゴシック" style:font-size-asian="10pt" style:font-size-complex="10pt"/>
    </style:style>
    <style:style style:name="P20" style:family="paragraph" style:parent-style-name="Standard" style:list-style-name="WW8Num3">
      <style:paragraph-properties>
        <style:tab-stops>
          <style:tab-stop style:position="1.27cm"/>
        </style:tab-stops>
      </style:paragraph-properties>
    </style:style>
    <style:style style:name="P21" style:family="paragraph" style:parent-style-name="Standard" style:list-style-name="WW8Num1">
      <style:paragraph-properties>
        <style:tab-stops>
          <style:tab-stop style:position="1.905cm"/>
        </style:tab-stops>
      </style:paragraph-properties>
    </style:style>
    <style:style style:name="P22" style:family="paragraph" style:parent-style-name="Standard" style:list-style-name="WW8Num3">
      <style:paragraph-properties>
        <style:tab-stops>
          <style:tab-stop style:position="2.54cm"/>
        </style:tab-stops>
      </style:paragraph-properties>
    </style:style>
    <style:style style:name="P23" style:family="paragraph" style:parent-style-name="Standard" style:list-style-name="WW8Num4">
      <style:paragraph-properties>
        <style:tab-stops>
          <style:tab-stop style:position="3.81cm"/>
        </style:tab-stops>
      </style:paragraph-properties>
    </style:style>
    <style:style style:name="P24" style:family="paragraph" style:parent-style-name="Standard" style:list-style-name="WW8Num4">
      <style:paragraph-properties fo:margin-left="0cm" fo:margin-right="0cm" fo:text-indent="0cm" style:auto-text-indent="false">
        <style:tab-stops>
          <style:tab-stop style:position="2.54cm"/>
        </style:tab-stops>
      </style:paragraph-properties>
    </style:style>
    <style:style style:name="P25" style:family="paragraph" style:parent-style-name="Standard" style:list-style-name="WW8Num4">
      <style:paragraph-properties fo:margin-left="0cm" fo:margin-right="0cm" fo:text-indent="0cm" style:auto-text-indent="false">
        <style:tab-stops>
          <style:tab-stop style:position="2.54cm"/>
        </style:tab-stops>
      </style:paragraph-properties>
      <style:text-properties style:font-name="ＭＳ Ｐゴシック" fo:font-size="10pt" fo:language="ja" fo:country="JP" style:font-name-asian="ＭＳ Ｐゴシック" style:font-size-asian="10pt" style:language-asian="ja" style:country-asian="JP" style:font-size-complex="10pt"/>
    </style:style>
    <style:style style:name="T1" style:family="text">
      <style:text-properties style:font-name="ＭＳ Ｐゴシック"/>
    </style:style>
    <style:style style:name="T2" style:family="text">
      <style:text-properties style:font-name="ＭＳ Ｐゴシック" fo:font-size="10pt" fo:language="ja" fo:country="JP" style:font-name-asian="ＭＳ Ｐゴシック" style:font-size-asian="10pt" style:font-size-complex="10pt"/>
    </style:style>
    <style:style style:name="T3" style:family="text">
      <style:text-properties style:font-name="ＭＳ Ｐゴシック" fo:font-size="10pt" fo:language="ja" fo:country="JP" style:font-name-asian="ＭＳ Ｐゴシック" style:font-size-asian="10pt" style:language-asian="ja" style:country-asian="JP" style:font-size-complex="10pt"/>
    </style:style>
    <style:style style:name="T4" style:family="text">
      <style:text-properties fo:language="ja" fo:country="JP"/>
    </style:style>
    <style:style style:name="T5" style:family="text">
      <style:text-properties style:language-asian="ja" style:country-asian="JP"/>
    </style:style>
    <style:style style:name="T6" style:family="text">
      <style:text-properties fo:font-size="10pt"/>
    </style:style>
    <style:style style:name="T7" style:family="text">
      <style:text-properties style:font-name-asian="ＭＳ Ｐゴシック"/>
    </style:style>
    <style:style style:name="T8" style:family="text">
      <style:text-properties style:font-size-asian="10pt"/>
    </style:style>
    <style:style style:name="T9" style:family="text">
      <style:text-properties style:font-size-complex="10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text:span text:style-name="T2">遺伝的アルゴリズムによるフィルタ生成ソフトウェア </text:span><text:span text:style-name="T3">Garnet</text:span></text:p>
      <text:p text:style-name="Standard"><text:span text:style-name="T2">仕様書 </text:span><text:span text:style-name="T2">ver.0.0</text:span></text:p>
      <text:p text:style-name="P1"/>
      <text:p text:style-name="P1">１．<text:span text:style-name="T5">コンセプト</text:span></text:p>
      <text:list xml:id="list42193502" text:style-name="L1">
        <text:list-item>
          <text:p text:style-name="P7">中断、再開機能</text:p>
        </text:list-item>
        <text:list-item>
          <text:p text:style-name="P7">ポストフィルターによる評価。評価までツリー処理で完結させる</text:p>
        </text:list-item>
        <text:list-item>
          <text:p text:style-name="P7">Webへのレポート機能</text:p>
        </text:list-item>
      </text:list>
      <text:p text:style-name="P3"/>
      <text:p text:style-name="P1">２．必須機能・概念</text:p>
      <text:list xml:id="list42205696" text:style-name="WW8Num2">
        <text:list-item>
          <text:p text:style-name="P8">再開機能</text:p>
        </text:list-item>
      </text:list>
      <text:list xml:id="list42202126" text:style-name="WW8Num1">
        <text:list-item>
          <text:list>
            <text:list-item>
              <text:p text:style-name="P21"><text:span text:style-name="T2">経過を逐一記録</text:span><text:span text:style-name="T3">する</text:span></text:p>
            </text:list-item>
            <text:list-item>
              <text:p text:style-name="P21"><text:span text:style-name="T3">その記録を元に</text:span><text:span text:style-name="T2">再開できるように</text:span><text:span text:style-name="T3">する。</text:span></text:p>
            </text:list-item>
            <text:list-item>
              <text:p text:style-name="P12">途中でハングアップした場合などに、今までの計算時間が無駄にならないため。</text:p>
            </text:list-item>
            <text:list-item>
              <text:p text:style-name="P21"><text:span text:style-name="T3">また、</text:span><text:span text:style-name="T3">Xipperのアップデートなどで、ソフトウェアを更新したい場合に、中断できるように。</text:span></text:p>
            </text:list-item>
            <text:list-item>
              <text:p text:style-name="P12">再開機能で再開した場合、なるべく同じ結果が生まれるように、乱数ジェネレータは非常に重要</text:p>
            </text:list-item>
          </text:list>
        </text:list-item>
        <text:list-item>
          <text:p text:style-name="P9">フィルタツリー</text:p>
          <text:list>
            <text:list-item>
              <text:p text:style-name="P18">使用フィルタ定義機能：外部ファイルで使用するフィルタを選択できるように</text:p>
            </text:list-item>
            <text:list-item>
              <text:p text:style-name="P21"><text:span text:style-name="T2">ソース画像は</text:span><text:span text:style-name="T2">_Srcという名前に常に代入される。</text:span></text:p>
            </text:list-item>
            <text:list-item>
              <text:p text:style-name="P18">ソース画像はカラー画像として読み込まれる。</text:p>
            </text:list-item>
            <text:list-item>
              <text:p text:style-name="P21"><text:span text:style-name="T2">ソース画像から</text:span><text:span text:style-name="T2">R/G/BやY/U/V、H/S/Vなどの成分を取り出すフィルタを用意。Define機能を使って、ソースフィルタを準備する。たとえば、ソース画像からY成分を取り出す"CompoY(_Src)"ツリーを最小のソースとして定義する。</text:span></text:p>
            </text:list-item>
          </text:list>
        </text:list-item>
        <text:list-item>
          <text:p text:style-name="P9">ツール</text:p>
          <text:list>
            <text:list-item>
              <text:p text:style-name="P18">中間結果の再現機能：フィルタツリーを与えると、そのフィルタを実行できるツール。</text:p>
            </text:list-item>
            <text:list-item>
              <text:p text:style-name="P21"><text:span text:style-name="T3">フィルタツリーを</text:span><text:span text:style-name="T3">XipperのNativeなプログラムに変換するツール。</text:span></text:p>
            </text:list-item>
          </text:list>
        </text:list-item>
        <text:list-item>
          <text:p text:style-name="P9">評価</text:p>
          <text:list>
            <text:list-item>
              <text:p text:style-name="P18">フィルタツリーの評価は、フィルタツリーの出力のプロパティ値で行う。</text:p>
            </text:list-item>
            <text:list-item>
              <text:p text:style-name="P21"><text:span text:style-name="T2">自動生成されたツリーに対し、必ず末尾に連結するツリーを定義できる。評価値生成のために使用するもので、「</text:span><text:span text:style-name="T2">Post Process」と呼ぶ。</text:span></text:p>
            </text:list-item>
          </text:list>
        </text:list-item>
        <text:list-item>
          <text:p text:style-name="P9">設定</text:p>
          <text:list>
            <text:list-item>
              <text:p text:style-name="P21"><text:span text:style-name="T2">フィルタツリーに別名を与える機能を用意する。「</text:span><text:span text:style-name="T2">Define」機能と呼ぶ。</text:span></text:p>
            </text:list-item>
          </text:list>
        </text:list-item>
        <text:list-item>
          <text:p text:style-name="P9">プロパティ</text:p>
          <text:list>
            <text:list-item>
              <text:p text:style-name="P12">０．０～１．０の値を連続的にとる。</text:p>
            </text:list-item>
          </text:list>
        </text:list-item>
        <text:list-item>
          <text:p text:style-name="P9">教師画像</text:p>
          <text:list>
            <text:list-item>
              <text:p text:style-name="P12">画像は１枚～３枚程度まで、セットで与えられるようにする。</text:p>
            </text:list-item>
            <text:list-item>
              <text:p text:style-name="P12">フィルタツリー中でもセットのいずれも参照できるようにする。</text:p>
            </text:list-item>
            <text:list-item>
              <text:p text:style-name="P12">セットは多数記憶できるものとする。</text:p>
            </text:list-item>
            <text:list-item>
              <text:p text:style-name="P21"><text:span text:style-name="T3">全セットに対して、フィルタツリーを評価した結果で</text:span><text:span text:style-name="T3">GAが進む。</text:span></text:p>
            </text:list-item>
          </text:list>
        </text:list-item>
        <text:list-item>
          <text:p text:style-name="P12">表示機能</text:p>
          <text:list>
            <text:list-item>
              <text:p text:style-name="P12">途中経過を、何らかの形で画面表示する機能</text:p>
            </text:list-item>
          </text:list>
        </text:list-item>
      </text:list>
      <text:p text:style-name="P1"/>
      <text:p text:style-name="Standard"><text:span text:style-name="T2">３．</text:span><text:span text:style-name="T3">ファイル</text:span></text:p>
      <text:list xml:id="list42221511" text:style-name="WW8Num3">
        <text:list-item>
          <text:p text:style-name="P10">設定ファイルはすべてテキスト形式の文書であればよい。拡張子はなんでもよい。</text:p>
        </text:list-item>
        <text:list-item>
          <text:p text:style-name="P10">命令文による実行をするだけ。</text:p>
        </text:list-item>
        <text:list-item>
          <text:p text:style-name="P20"><text:span text:style-name="T3">Garnet</text:span><text:span text:style-name="T3">制御</text:span></text:p>
          <text:list>
            <text:list-item>
              <text:p text:style-name="P13">include</text:p>
              <text:list>
                <text:list-item>
                  <text:p text:style-name="P14"><text:soft-page-break/>他のファイルの内容を読み込む</text:p>
                </text:list-item>
              </text:list>
            </text:list-item>
            <text:list-item>
              <text:p text:style-name="P13">set</text:p>
            </text:list-item>
          </text:list>
        </text:list-item>
        <text:list-item>
          <text:p text:style-name="P20"><text:span text:style-name="T3">GA</text:span><text:span text:style-name="T3">制御</text:span></text:p>
          <text:list>
            <text:list-item>
              <text:p text:style-name="P13">crossover</text:p>
            </text:list-item>
            <text:list-item>
              <text:p text:style-name="P13">mutation</text:p>
            </text:list-item>
            <text:list-item>
              <text:p text:style-name="P13">population</text:p>
            </text:list-item>
            <text:list-item>
              <text:p text:style-name="P13">targetScore</text:p>
            </text:list-item>
            <text:list-item>
              <text:p text:style-name="P13">maxGeneration</text:p>
            </text:list-item>
            <text:list-item>
              <text:p text:style-name="P13">generation</text:p>
            </text:list-item>
            <text:list-item>
              <text:p text:style-name="P13">bestfitness</text:p>
            </text:list-item>
            <text:list-item>
              <text:p text:style-name="P13">gene</text:p>
            </text:list-item>
            <text:list-item>
              <text:p text:style-name="P13">nextrandomseed</text:p>
            </text:list-item>
          </text:list>
        </text:list-item>
        <text:list-item>
          <text:p text:style-name="P10">フィルタツリー</text:p>
          <text:list>
            <text:list-item>
              <text:p text:style-name="P13">imageSet</text:p>
            </text:list-item>
            <text:list-item>
              <text:p text:style-name="P13">define</text:p>
              <text:list>
                <text:list-item>
                  <text:p text:style-name="P14">引数</text:p>
                  <text:list>
                    <text:list-item>
                      <text:p text:style-name="P16">エイリアス名</text:p>
                    </text:list-item>
                    <text:list-item>
                      <text:p text:style-name="P16">フィルタまたはフィルタツリー</text:p>
                    </text:list-item>
                  </text:list>
                </text:list-item>
                <text:list-item>
                  <text:p text:style-name="P14">フィルタまたはフィルタツリーに別名をつける。</text:p>
                </text:list-item>
                <text:list-item>
                  <text:p text:style-name="P14">テキスト置換で実行されるので、引数が互換になるように注意する。</text:p>
                </text:list-item>
                <text:list-item>
                  <text:p text:style-name="P22"><text:span text:style-name="T3">たとえば、フィルタに別名をつけるときは、第</text:span><text:span text:style-name="T3">2引数には引数をつけない。</text:span></text:p>
                </text:list-item>
              </text:list>
            </text:list-item>
            <text:list-item>
              <text:p text:style-name="P13">postprocess</text:p>
            </text:list-item>
            <text:list-item>
              <text:p text:style-name="P13">unit</text:p>
              <text:list>
                <text:list-item>
                  <text:p text:style-name="P14">引数</text:p>
                  <text:list>
                    <text:list-item>
                      <text:p text:style-name="P16">フィルタツリー</text:p>
                    </text:list-item>
                    <text:list-item>
                      <text:p text:style-name="P16">出現確率係数 （省略可能。デフォルトは１）</text:p>
                    </text:list-item>
                  </text:list>
                </text:list-item>
                <text:list-item>
                  <text:p text:style-name="P22"><text:span text:style-name="T3">フィルタツリーの最小単位（</text:span><text:span text:style-name="T3">unitツリー）を定義する。同じフィルターがすでに存在しているときは置き換えられる。</text:span></text:p>
                </text:list-item>
                <text:list-item>
                  <text:p text:style-name="P22"><text:span text:style-name="T3">出現確率係数で、出現確率を調整できる。１．５にセットすると、他の</text:span><text:span text:style-name="T3">unitツリーよりも１．５倍出現しやすくなる。</text:span></text:p>
                </text:list-item>
              </text:list>
            </text:list-item>
          </text:list>
        </text:list-item>
      </text:list>
      <text:p text:style-name="P2"/>
      <text:p text:style-name="P4"/>
      <text:p text:style-name="P2">４．フィルタ</text:p>
      <text:list xml:id="list42200776" text:style-name="WW8Num4">
        <text:list-item>
          <text:p text:style-name="P11">ソース</text:p>
          <text:list>
            <text:list-item>
              <text:p text:style-name="P15">_Src0</text:p>
              <text:list>
                <text:list-item>
                  <text:p text:style-name="P23"><text:span text:style-name="T3">画像：セットの１番目の画像。カラー画像として読み込まれるので、必ず最初に</text:span><text:span text:style-name="T3">CompoX()フィルタで、モノクロームに変換すること。</text:span></text:p>
                </text:list-item>
                <text:list-item>
                  <text:p text:style-name="P17">プロパティ：セットの１番目のプロパティ。</text:p>
                </text:list-item>
              </text:list>
            </text:list-item>
            <text:list-item>
              <text:p text:style-name="P15">_Src1</text:p>
              <text:list>
                <text:list-item>
                  <text:p text:style-name="P23"><text:span text:style-name="T3">画像：セットの２番目の画像。カラー画像として読み込まれるので、必ず最初に</text:span><text:span text:style-name="T3">CompoX()フィルタで、モノクロームに変換すること。</text:span></text:p>
                </text:list-item>
                <text:list-item>
                  <text:p text:style-name="P17">プロパティ：セットの２番目のプロパティ。</text:p>
                </text:list-item>
              </text:list>
            </text:list-item>
            <text:list-item>
              <text:p text:style-name="P15">_Src2</text:p>
              <text:list>
                <text:list-item>
                  <text:p text:style-name="P23"><text:span text:style-name="T3">画像：セットの３番目の画像。カラー画像として読み込まれるので、必ず最初に</text:span><text:span text:style-name="T3">CompoX()フィルタで、モノクロームに変換すること。</text:span></text:p>
                </text:list-item>
                <text:list-item>
                  <text:p text:style-name="P17">プロパティ：セットの３番目のプロパティ。</text:p>
                </text:list-item>
              </text:list>
            </text:list-item>
            <text:list-item>
              <text:p text:style-name="P15">CompoR</text:p>
              <text:list>
                <text:list-item>
                  <text:p text:style-name="P23"><text:span text:style-name="T3">画像：カラー画像の</text:span><text:span text:style-name="T3">R成分。</text:span></text:p>
                </text:list-item>
                <text:list-item>
                  <text:p text:style-name="P17">プロパティ：変更なし。</text:p>
                </text:list-item>
              </text:list>
            </text:list-item>
            <text:list-item>
              <text:p text:style-name="P15">CompoG</text:p>
              <text:list>
                <text:list-item>
                  <text:p text:style-name="P23"><text:span text:style-name="T3">画像：カラー画像の</text:span><text:span text:style-name="T3">R成分。</text:span></text:p>
                </text:list-item>
                <text:list-item>
                  <text:p text:style-name="P17">プロパティ：変更なし。</text:p>
                </text:list-item>
              </text:list>
            </text:list-item>
            <text:list-item>
              <text:p text:style-name="P15">CompoB</text:p>
              <text:list>
                <text:list-item>
                  <text:p text:style-name="P23"><text:span text:style-name="T3">画像：カラー画像の</text:span><text:span text:style-name="T3">R成分。</text:span></text:p>
                </text:list-item>
                <text:list-item>
                  <text:p text:style-name="P17">プロパティ：変更なし。</text:p>
                </text:list-item>
              </text:list>
            </text:list-item>
            <text:list-item>
              <text:p text:style-name="P15">CompoY</text:p>
              <text:list>
                <text:list-item>
                  <text:p text:style-name="P23"><text:span text:style-name="T3">画像：カラー画像の</text:span><text:span text:style-name="T3">R成分。</text:span></text:p>
                </text:list-item>
                <text:list-item>
                  <text:p text:style-name="P17">プロパティ：変更なし。</text:p>
                </text:list-item>
              </text:list>
            </text:list-item>
            <text:list-item>
              <text:p text:style-name="P15">CompoU</text:p>
              <text:list>
                <text:list-item>
                  <text:p text:style-name="P23"><text:span text:style-name="T3">画像：カラー画像の</text:span><text:span text:style-name="T3">Cb成分。</text:span></text:p>
                </text:list-item>
                <text:list-item>
                  <text:p text:style-name="P17">プロパティ：変更なし。</text:p>
                </text:list-item>
              </text:list>
            </text:list-item>
            <text:list-item>
              <text:p text:style-name="P15">CompoV</text:p>
              <text:list>
                <text:list-item>
                  <text:p text:style-name="P23"><text:span text:style-name="T3">画像：カラー画像の</text:span><text:span text:style-name="T3">V成分。</text:span></text:p>
                </text:list-item>
                <text:list-item>
                  <text:p text:style-name="P17">プロパティ：変更なし。</text:p>
                </text:list-item>
              </text:list>
            </text:list-item>
            <text:list-item>
              <text:p text:style-name="P15">CompoH</text:p>
              <text:list>
                <text:list-item>
                  <text:p text:style-name="P23"><text:span text:style-name="T3">画像：カラー画像の</text:span><text:span text:style-name="T3">H成分。</text:span></text:p>
                </text:list-item>
                <text:list-item>
                  <text:p text:style-name="P17">プロパティ：変更なし。</text:p>
                </text:list-item>
              </text:list>
            </text:list-item>
            <text:list-item>
              <text:p text:style-name="P15">CompoS</text:p>
              <text:list>
                <text:list-item>
                  <text:p text:style-name="P23"><text:span text:style-name="T3">画像：カラー画像の</text:span><text:span text:style-name="T3">S成分。</text:span></text:p>
                </text:list-item>
                <text:list-item>
                  <text:p text:style-name="P17">プロパティ：変更なし。</text:p>
                </text:list-item>
              </text:list>
            </text:list-item>
            <text:list-item>
              <text:p text:style-name="P15">CompoV</text:p>
              <text:list>
                <text:list-item>
                  <text:p text:style-name="P23"><text:span text:style-name="T3">画像：カラー画像の</text:span><text:span text:style-name="T3">V成分。</text:span></text:p>
                </text:list-item>
                <text:list-item>
                  <text:p text:style-name="P17">プロパティ：変更なし。</text:p>
                </text:list-item>
              </text:list>
            </text:list-item>
          </text:list>
        </text:list-item>
        <text:list-item>
          <text:p text:style-name="P24"><text:span text:style-name="T3">画像変更 （対画像、１入力）</text:span></text:p>
          <text:list>
            <text:list-item>
              <text:p text:style-name="P25">画像のみ変更する。プロパティはそのまま。</text:p>
            </text:list-item>
            <text:list-item>
              <text:p text:style-name="P15">Sharpen3x3</text:p>
            </text:list-item>
            <text:list-item>
              <text:p text:style-name="P15">Smooth3x3</text:p>
            </text:list-item>
            <text:list-item>
              <text:p text:style-name="P15">SmoothH3x3</text:p>
            </text:list-item>
            <text:list-item>
              <text:p text:style-name="P15">SmoothV3x3</text:p>
            </text:list-item>
            <text:list-item>
              <text:p text:style-name="P15"><text:soft-page-break/>Sobel3x3</text:p>
            </text:list-item>
            <text:list-item>
              <text:p text:style-name="P15">SobelH3x3</text:p>
            </text:list-item>
            <text:list-item>
              <text:p text:style-name="P15">SobelV3x3</text:p>
            </text:list-item>
            <text:list-item>
              <text:p text:style-name="P15">Max3x3</text:p>
            </text:list-item>
            <text:list-item>
              <text:p text:style-name="P15">Mean3x3</text:p>
            </text:list-item>
            <text:list-item>
              <text:p text:style-name="P15">Min3x3</text:p>
            </text:list-item>
            <text:list-item>
              <text:p text:style-name="P15">Laplacian</text:p>
            </text:list-item>
            <text:list-item>
              <text:p text:style-name="P15">Negate</text:p>
            </text:list-item>
          </text:list>
        </text:list-item>
        <text:list-item>
          <text:p text:style-name="P11">画像変更 （対画像、２入力）</text:p>
          <text:list>
            <text:list-item>
              <text:p text:style-name="P15">Add</text:p>
              <text:list>
                <text:list-item>
                  <text:p text:style-name="P17">画像：２つの入力を加算する。</text:p>
                </text:list-item>
                <text:list-item>
                  <text:p text:style-name="P17">プロパティ：和。１．０を超える場合は１．０にクリップされる。</text:p>
                </text:list-item>
              </text:list>
            </text:list-item>
            <text:list-item>
              <text:p text:style-name="P15">Diff</text:p>
              <text:list>
                <text:list-item>
                  <text:p text:style-name="P17">画像：差分の絶対値を格納する。</text:p>
                </text:list-item>
                <text:list-item>
                  <text:p text:style-name="P17">プロパティ：差分の絶対値に変更する。１．０を超える場合は１．０にクリップされる。</text:p>
                </text:list-item>
              </text:list>
            </text:list-item>
            <text:list-item>
              <text:p text:style-name="P15">BoundedProd</text:p>
              <text:list>
                <text:list-item>
                  <text:p text:style-name="P17">画像：和－１．０。</text:p>
                </text:list-item>
                <text:list-item>
                  <text:p text:style-name="P17">プロパティ：和－１．０．</text:p>
                </text:list-item>
              </text:list>
            </text:list-item>
            <text:list-item>
              <text:p text:style-name="P15">AlgebraicProd</text:p>
              <text:list>
                <text:list-item>
                  <text:p text:style-name="P17">画像：積。(積+1)/255</text:p>
                </text:list-item>
                <text:list-item>
                  <text:p text:style-name="P17">プロパティ：積</text:p>
                </text:list-item>
              </text:list>
            </text:list-item>
            <text:list-item>
              <text:p text:style-name="P15">AlgebraicSum</text:p>
              <text:list>
                <text:list-item>
                  <text:p text:style-name="P17">画像：和－積。</text:p>
                </text:list-item>
                <text:list-item>
                  <text:p text:style-name="P17">プロパティ：和－積。</text:p>
                </text:list-item>
              </text:list>
            </text:list-item>
            <text:list-item>
              <text:p text:style-name="P15">LogicalProd</text:p>
              <text:list>
                <text:list-item>
                  <text:p text:style-name="P17">画像：小さいほうの画素</text:p>
                </text:list-item>
                <text:list-item>
                  <text:p text:style-name="P17">プロパティ：小さいほうの値</text:p>
                </text:list-item>
              </text:list>
            </text:list-item>
            <text:list-item>
              <text:p text:style-name="P15">LogicalSum</text:p>
              <text:list>
                <text:list-item>
                  <text:p text:style-name="P17">画像：大きいほうの画素値</text:p>
                </text:list-item>
                <text:list-item>
                  <text:p text:style-name="P17">プロパティ：大きいほうの値</text:p>
                </text:list-item>
              </text:list>
            </text:list-item>
          </text:list>
        </text:list-item>
        <text:list-item>
          <text:p text:style-name="P11">画像変更 （対プロパティ、１入力）</text:p>
          <text:list>
            <text:list-item>
              <text:p text:style-name="P15">AddProp</text:p>
              <text:list>
                <text:list-item>
                  <text:p text:style-name="P17">画像：現在のプロパティを輝度として加算する。輝度が１．０を超える場合は、１．０にクリップする。</text:p>
                </text:list-item>
                <text:list-item>
                  <text:p text:style-name="P17">プロパティ：変更なし。</text:p>
                </text:list-item>
              </text:list>
            </text:list-item>
            <text:list-item>
              <text:p text:style-name="P15">BinarizeProp</text:p>
              <text:list>
                <text:list-item>
                  <text:p text:style-name="P17">画像：現在のプロパティより大きいものは白、小さいか等しいものは黒とする。</text:p>
                </text:list-item>
                <text:list-item>
                  <text:p text:style-name="P17">プロパティ：変更なし。</text:p>
                </text:list-item>
              </text:list>
            </text:list-item>
            <text:list-item>
              <text:p text:style-name="P15">FillProp</text:p>
              <text:list>
                <text:list-item>
                  <text:p text:style-name="P17">画像：現在のプロパティの輝度でクリアする。</text:p>
                </text:list-item>
                <text:list-item>
                  <text:p text:style-name="P17">プロパティ：変更なし。</text:p>
                </text:list-item>
              </text:list>
            </text:list-item>
            <text:list-item>
              <text:p text:style-name="P15">HighPassProp</text:p>
              <text:list>
                <text:list-item>
                  <text:p text:style-name="P17">画像：現在のプロパティより小さいか等しい画素は黒にする。</text:p>
                </text:list-item>
                <text:list-item>
                  <text:p text:style-name="P17">プロパティ：変更なし。</text:p>
                </text:list-item>
              </text:list>
            </text:list-item>
            <text:list-item>
              <text:p text:style-name="P15">LowPassProp</text:p>
              <text:list>
                <text:list-item>
                  <text:p text:style-name="P17">画像：現在のプロパティより大きい画素は黒にする。</text:p>
                </text:list-item>
                <text:list-item>
                  <text:p text:style-name="P17">プロパティ：変更なし。</text:p>
                </text:list-item>
              </text:list>
            </text:list-item>
            <text:list-item>
              <text:p text:style-name="P15"><text:soft-page-break/>MultiplyProp</text:p>
              <text:list>
                <text:list-item>
                  <text:p text:style-name="P17">画像：現在のプロパティを掛け算する。プロパティが１．０ならば変更なし、０．０ならば真っ黒になる。</text:p>
                </text:list-item>
                <text:list-item>
                  <text:p text:style-name="P17">プロパティ：変更なし。</text:p>
                </text:list-item>
              </text:list>
            </text:list-item>
            <text:list-item>
              <text:p text:style-name="P15">SubtractProp</text:p>
              <text:list>
                <text:list-item>
                  <text:p text:style-name="P17">画像：現在のプロパティを輝度として減算する。輝度が負になる場合は、０．０にクリップする。</text:p>
                </text:list-item>
                <text:list-item>
                  <text:p text:style-name="P17">プロパティ：変更なし。</text:p>
                </text:list-item>
              </text:list>
            </text:list-item>
            <text:list-item>
              <text:p text:style-name="P15">ModAvgProp</text:p>
              <text:list>
                <text:list-item>
                  <text:p text:style-name="P17">画像：平均値が現在のプロパティと同じになるように全体の輝度を同じ量ずつ増減する。</text:p>
                </text:list-item>
                <text:list-item>
                  <text:p text:style-name="P17">プロパティ：変更なし。</text:p>
                </text:list-item>
              </text:list>
            </text:list-item>
            <text:list-item>
              <text:p text:style-name="P15">LargeAreaProp</text:p>
              <text:list>
                <text:list-item>
                  <text:p text:style-name="P17">画像：プロパティを面積比として、プロパティより大きな孤立領域以外は黒。</text:p>
                </text:list-item>
                <text:list-item>
                  <text:p text:style-name="P17">プロパティ：変更なし。</text:p>
                </text:list-item>
              </text:list>
            </text:list-item>
            <text:list-item>
              <text:p text:style-name="P15">SmallAreaProp</text:p>
              <text:list>
                <text:list-item>
                  <text:p text:style-name="P17">画像：プロパティを面積比として、プロパティと同じか小さな孤立領域以外は黒。</text:p>
                </text:list-item>
                <text:list-item>
                  <text:p text:style-name="P17">プロパティ：変更なし</text:p>
                </text:list-item>
              </text:list>
            </text:list-item>
          </text:list>
        </text:list-item>
        <text:list-item>
          <text:p text:style-name="P11">プロパティ変更 （対画像、２入力）</text:p>
          <text:list>
            <text:list-item>
              <text:p text:style-name="P15">PSNR</text:p>
              <text:list>
                <text:list-item>
                  <text:p text:style-name="P17">画像：黒になる。</text:p>
                </text:list-item>
                <text:list-item>
                  <text:p text:style-name="P23"><text:span text:style-name="T3">プロパティ：２つの入力の</text:span><text:span text:style-name="T3">PSNRを計算してプロパティに代入する。値は０～１に正規化される。０dB＝０として、１０dB＝０．１、２０ｄB=０．２・・・などとする。１００ｄB以上はすべて１．０にクリッピングされる。</text:span></text:p>
                </text:list-item>
              </text:list>
            </text:list-item>
          </text:list>
        </text:list-item>
        <text:list-item>
          <text:p text:style-name="P11">プロパティ変更 （対画像、１入力）</text:p>
          <text:list>
            <text:list-item>
              <text:p text:style-name="P15">PropAvg</text:p>
              <text:list>
                <text:list-item>
                  <text:p text:style-name="P17">画像：変更なし。</text:p>
                </text:list-item>
                <text:list-item>
                  <text:p text:style-name="P17">プロパティ：画像の平均値に置き換える。</text:p>
                </text:list-item>
              </text:list>
            </text:list-item>
            <text:list-item>
              <text:p text:style-name="P15">PropMax</text:p>
              <text:list>
                <text:list-item>
                  <text:p text:style-name="P17">画像：変更なし。</text:p>
                </text:list-item>
                <text:list-item>
                  <text:p text:style-name="P17">プロパティ：画像の最大値に置き換える。</text:p>
                </text:list-item>
              </text:list>
            </text:list-item>
            <text:list-item>
              <text:p text:style-name="P15">PropMin</text:p>
              <text:list>
                <text:list-item>
                  <text:p text:style-name="P17">画像：変更なし。</text:p>
                </text:list-item>
                <text:list-item>
                  <text:p text:style-name="P17">プロパティ：画像の最小値に置き換える。</text:p>
                </text:list-item>
              </text:list>
            </text:list-item>
            <text:list-item>
              <text:p text:style-name="P15">PropArea</text:p>
              <text:list>
                <text:list-item>
                  <text:p text:style-name="P17">画像：変更なし。</text:p>
                </text:list-item>
                <text:list-item>
                  <text:p text:style-name="P17">プロパティ：０以外の値を持つ孤立領域の平均面積比。</text:p>
                </text:list-item>
              </text:list>
            </text:list-item>
          </text:list>
        </text:list-item>
        <text:list-item>
          <text:p text:style-name="P11">プロパティ変更 （対プロパティ、１入力）</text:p>
          <text:list>
            <text:list-item>
              <text:p text:style-name="P15">PropMinus10</text:p>
              <text:list>
                <text:list-item>
                  <text:p text:style-name="P17">画像：変更なし</text:p>
                </text:list-item>
                <text:list-item>
                  <text:p text:style-name="P17">プロパティ：－１０％する。負になる場合は０．０にクリップされる。</text:p>
                </text:list-item>
              </text:list>
            </text:list-item>
            <text:list-item>
              <text:p text:style-name="P15">PropMinus20</text:p>
              <text:list>
                <text:list-item>
                  <text:p text:style-name="P17">画像：変更なし</text:p>
                </text:list-item>
                <text:list-item>
                  <text:p text:style-name="P17">プロパティ：＋２０％する。負になる場合は０．０にクリップされる。</text:p>
                </text:list-item>
              </text:list>
            </text:list-item>
            <text:list-item>
              <text:p text:style-name="P15">PropMinus33</text:p>
              <text:list>
                <text:list-item>
                  <text:p text:style-name="P17">画像：変更なし</text:p>
                </text:list-item>
                <text:list-item>
                  <text:p text:style-name="P17">プロパティ：＋３３％する。負になる場合は０．０にクリップされる。</text:p>
                </text:list-item>
              </text:list>
            </text:list-item>
            <text:list-item>
              <text:p text:style-name="P15">PropMinus50</text:p>
              <text:list>
                <text:list-item>
                  <text:p text:style-name="P17"><text:soft-page-break/>画像：変更なし</text:p>
                </text:list-item>
                <text:list-item>
                  <text:p text:style-name="P17">プロパティ：＋５０％する。負になる場合は０．０にクリップされる。</text:p>
                </text:list-item>
              </text:list>
            </text:list-item>
            <text:list-item>
              <text:p text:style-name="P15">PropNegate</text:p>
              <text:list>
                <text:list-item>
                  <text:p text:style-name="P17">画像：変更なし</text:p>
                </text:list-item>
                <text:list-item>
                  <text:p text:style-name="P17">プロパティ：（１．０－現在のプロパティ）で置き換える。</text:p>
                </text:list-item>
              </text:list>
            </text:list-item>
            <text:list-item>
              <text:p text:style-name="P15">PropPlus10</text:p>
              <text:list>
                <text:list-item>
                  <text:p text:style-name="P17">画像：変更なし</text:p>
                </text:list-item>
                <text:list-item>
                  <text:p text:style-name="P17">プロパティ：＋１０％する。１．０を超える場合は１．０にクリップされる。</text:p>
                </text:list-item>
              </text:list>
            </text:list-item>
            <text:list-item>
              <text:p text:style-name="P15">PropPlus20</text:p>
              <text:list>
                <text:list-item>
                  <text:p text:style-name="P17">画像：変更なし</text:p>
                </text:list-item>
                <text:list-item>
                  <text:p text:style-name="P17">プロパティ：＋２０％する。１．０を超える場合は１．０にクリップされる。</text:p>
                </text:list-item>
              </text:list>
            </text:list-item>
            <text:list-item>
              <text:p text:style-name="P15">PropPlus33</text:p>
              <text:list>
                <text:list-item>
                  <text:p text:style-name="P17">画像：変更なし</text:p>
                </text:list-item>
                <text:list-item>
                  <text:p text:style-name="P17">プロパティ：＋３３％する。１．０を超える場合は１．０にクリップされる。</text:p>
                </text:list-item>
              </text:list>
            </text:list-item>
            <text:list-item>
              <text:p text:style-name="P15">PropPlus50</text:p>
              <text:list>
                <text:list-item>
                  <text:p text:style-name="P17">画像：変更なし</text:p>
                </text:list-item>
                <text:list-item>
                  <text:p text:style-name="P17">プロパティ：＋５０％する。１．０を超える場合は１．０にクリップされる。</text:p>
                </text:list-item>
              </text:list>
            </text:list-item>
            <text:list-item>
              <text:p text:style-name="P15">PropPlus100</text:p>
              <text:list>
                <text:list-item>
                  <text:p text:style-name="P17">画像：変更なし</text:p>
                </text:list-item>
                <text:list-item>
                  <text:p text:style-name="P17">プロパティ：＋１００％する。１．０を超える場合は１．０にクリップされる。</text:p>
                </text:list-item>
              </text:list>
            </text:list-item>
            <text:list-item>
              <text:p text:style-name="P15"/>
            </text:list-item>
          </text:list>
        </text:list-item>
        <text:list-item>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StarSymbol" svg:font-family="StarSymbol"/>
    <style:font-face style:name="StarSymbol1" svg:font-family="StarSymbol, 'Arial Unicode MS'"/>
    <style:font-face style:name="Tahoma1" svg:font-family="Tahoma"/>
    <style:font-face style:name="ＭＳ ゴシック" svg:font-family="'ＭＳ ゴシック'" style:font-family-generic="swiss"/>
    <style:font-face style:name="Tahoma2" svg:font-family="Tahoma" style:font-pitch="variable"/>
    <style:font-face style:name="ＭＳ Ｐゴシック1" svg:font-family="'ＭＳ Ｐゴシック'" style:font-pitch="variable"/>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ＭＳ ゴシック" fo:font-size="12pt" fo:language="en" fo:country="US" style:font-name-asian="ＭＳ ゴシック" style:font-size-asian="12pt" style:language-asian="en" style:country-asian="US" style:font-name-complex="ＭＳ ゴシック"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Wingdings"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2z0" style:family="text">
      <style:text-properties style:font-name="Wingdings"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WW8Num3z0" style:family="text">
      <style:text-properties style:font-name="Wingdings"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WW8Num4z0" style:family="text">
      <style:text-properties style:font-name="Wingdings"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4z2" style:family="text">
      <style:text-properties style:font-name="StarSymbol1" fo:font-size="9pt" style:font-size-asian="9pt" style:font-name-complex="StarSymbol1" style:font-size-complex="9pt"/>
    </style:style>
    <style:style style:name="Absatz-Standardschriftart" style:family="text"/>
    <style:style style:name="RTF_5f_Num_20_2_20_1" style:display-name="RTF_Num 2 1" style:family="text">
      <style:text-properties style:font-name="Symbol"/>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
        <style:list-level-properties text:space-before="1.905cm" text:min-label-width="0.635cm"/>
        <style:text-properties style:font-name="Wingdings 2"/>
      </text:list-level-style-bullet>
      <text:list-level-style-bullet text:level="3" text:style-name="WW8Num4z2" style:num-suffix="." text:bullet-char="■">
        <style:list-level-properties text:space-before="3.175cm" text:min-label-width="0.635cm"/>
        <style:text-properties style:font-name="StarSymbol1"/>
      </text:list-level-style-bullet>
      <text:list-level-style-bullet text:level="4" text:style-name="WW8Num4z0" style:num-suffix="." text:bullet-char="">
        <style:list-level-properties text:space-before="4.445cm" text:min-label-width="0.635cm"/>
        <style:text-properties style:font-name="Wingdings"/>
      </text:list-level-style-bullet>
      <text:list-level-style-bullet text:level="5" text:style-name="WW8Num4z1" style:num-suffix="." text:bullet-char="">
        <style:list-level-properties text:space-before="5.715cm" text:min-label-width="0.635cm"/>
        <style:text-properties style:font-name="Wingdings 2"/>
      </text:list-level-style-bullet>
      <text:list-level-style-bullet text:level="6" text:style-name="WW8Num4z2" style:num-suffix="." text:bullet-char="■">
        <style:list-level-properties text:space-before="6.985cm" text:min-label-width="0.635cm"/>
        <style:text-properties style:font-name="StarSymbol1"/>
      </text:list-level-style-bullet>
      <text:list-level-style-bullet text:level="7" text:style-name="WW8Num4z0" style:num-suffix="." text:bullet-char="">
        <style:list-level-properties text:space-before="8.255cm" text:min-label-width="0.635cm"/>
        <style:text-properties style:font-name="Wingdings"/>
      </text:list-level-style-bullet>
      <text:list-level-style-bullet text:level="8" text:style-name="WW8Num4z1" style:num-suffix="." text:bullet-char="">
        <style:list-level-properties text:space-before="9.525cm" text:min-label-width="0.635cm"/>
        <style:text-properties style:font-name="Wingdings 2"/>
      </text:list-level-style-bullet>
      <text:list-level-style-bullet text:level="9" text:style-name="WW8Num4z2" style:num-suffix="." text:bullet-char="■">
        <style:list-level-properties text:space-before="10.79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creator>Munehiro DOI</dc:creator>
    <dc:date>2008-12-08T22:12:33.54</dc:date>
    <meta:printed-by>Munehiro DOI</meta:printed-by>
    <meta:print-date>2008-04-10T22:15:12</meta:print-date>
    <meta:editing-cycles>2</meta:editing-cycles>
    <meta:editing-duration>PT171H49M14S</meta:editing-duration>
    <meta:document-statistic meta:table-count="0" meta:image-count="0" meta:object-count="0" meta:page-count="6" meta:paragraph-count="221" meta:word-count="1746" meta:character-count="3904"/>
    <meta:user-defined meta:name="Info 1"/>
    <meta:user-defined meta:name="Info 2"/>
    <meta:user-defined meta:name="Info 3"/>
    <meta:user-defined meta:name="Info 4"/>
  </office:meta>
</office:document-meta>
</file>